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fo:font-weight="normal" officeooo:rsid="00142c63" officeooo:paragraph-rsid="0014068b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Calibri" fo:font-style="normal" fo:font-weight="normal" officeooo:rsid="00128f72" officeooo:paragraph-rsid="0014068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Calibri" fo:font-style="normal" fo:font-weight="normal" officeooo:paragraph-rsid="0014068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alibri" fo:font-style="normal" fo:font-weight="normal" officeooo:rsid="00128f72" officeooo:paragraph-rsid="0014068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alibri" fo:font-style="normal" fo:font-weight="normal" officeooo:rsid="00128f72" officeooo:paragraph-rsid="001550b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alibri" fo:font-style="normal" fo:font-weight="normal" officeooo:rsid="00142c63" officeooo:paragraph-rsid="0014068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alibri" fo:font-style="normal" fo:font-weight="normal" officeooo:rsid="00142c63" officeooo:paragraph-rsid="001550b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Calibri" fo:font-style="normal" fo:font-weight="normal" officeooo:rsid="001550b4" officeooo:paragraph-rsid="001550b4" style:font-style-asian="normal" style:font-weight-asian="normal" style:font-style-complex="normal" style:font-weight-complex="normal"/>
    </style:style>
    <style:style style:name="T1" style:family="text">
      <style:text-properties officeooo:rsid="00128f72"/>
    </style:style>
    <style:style style:name="T2" style:family="text">
      <style:text-properties officeooo:rsid="00142c63"/>
    </style:style>
    <style:style style:name="T3" style:family="text">
      <style:text-properties officeooo:rsid="00145308"/>
    </style:style>
    <style:style style:name="T4" style:family="text">
      <style:text-properties officeooo:rsid="001550b4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1550b4" fo:background-color="#fff200" loext:char-shading-value="0"/>
    </style:style>
    <style:style style:name="T7" style:family="text">
      <style:text-properties fo:background-color="#ed1c24" loext:char-shading-value="0"/>
    </style:style>
    <style:style style:name="T8" style:family="text">
      <style:text-properties officeooo:rsid="001550b4" fo:background-color="#00aaad" loext:char-shading-value="0"/>
    </style:style>
    <style:style style:name="T9" style:family="text">
      <style:text-properties officeooo:rsid="00156fed"/>
    </style:style>
    <style:style style:name="T10" style:family="text">
      <style:text-properties officeooo:rsid="00171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<text:span text:style-name="T1">Very Expensive</text:span></text:p>
      <text:p text:style-name="P2">Not everyone can bear the cost of a flight ticket, considering that for short distances, car fuel or a train ticket is <text:span text:style-name="T3">much</text:span> less expensive.</text:p>
      <text:p text:style-name="P3"/>
      <text:p text:style-name="P2">Possible improvements</text:p>
      <text:p text:style-name="P5">The airplane market is <text:span text:style-name="T4">(</text:span><text:span text:style-name="T6">costantly evolving</text:span><text:span text:style-name="T4">) </text:span>i<text:span text:style-name="T5">n continue evolution</text:span> <text:span text:style-name="T4">(vabbè a sto punto scrivi “continua evoluzione” e falla finita)</text:span>. <text:span text:style-name="T4">I</text:span>t’s expected <text:s/><text:span text:style-name="T4">that i</text:span>n the next years th<text:span text:style-name="T2">at airline companies will start to use only hybrid planes, and there’s hope that within the next decade the e-plane will make his appearence, a completely electric airplane.</text:span></text:p>
      <text:p text:style-name="P2"/>
      <text:p text:style-name="P1">Personal opinion</text:p>
      <text:p text:style-name="P1">In my opinion the airplane it’s the <text:span text:style-name="T5">best </text:span><text:span text:style-name="T6">mean </text:span><text:span text:style-name="T5">transport</text:span><text:span text:style-name="T6">ation</text:span> for <text:span text:style-name="T4">long distances</text:span>, whereas for <text:span text:style-name="T7">the </text:span><text:span text:style-name="T8">(te e pivoz siete due bestie molto diverse, ma allo stesso tempo molto simili su una cosa IL THE CRISTODDIO, È SEMPRE Lì)</text:span> short <text:span text:style-name="T4">journeys</text:span> i think that the car is the one that produce less pollution and that ha<text:span text:style-name="T4">s </text:span>a <text:span text:style-name="T4">more advantageous</text:span> cost.</text:p>
      <text:p text:style-name="P7">The airplane is <text:span text:style-name="T5">the </text:span><text:span text:style-name="T6">mean of </text:span><text:span text:style-name="T5">transport</text:span><text:span text:style-name="T6">ation</text:span><text:span text:style-name="T4"> </text:span>of the future, because of <text:span text:style-name="T7">the</text:span> <text:span text:style-name="T6">it’s</text:span><text:span text:style-name="T4"> </text:span>great confort and <text:span text:style-name="T7">the</text:span> <text:span text:style-name="T4">it’s </text:span><text:span text:style-name="T7">incredible travel speed, that in the future, with the speed increase, will transport us to the other side of the world in a couple of hours</text:span> <text:span text:style-name="T4">(sta frase mi ha fatto venire un aneurisma solo a capirla)</text:span>.</text:p>
      <text:p text:style-name="P7"/>
      <text:p text:style-name="P8">Incredible speed, <text:span text:style-name="T10">one of the aspects that is constalty being innovated. In just a few years we might be able to get to the other side of the world in just a couple hours (cosa che è già stata fatta col concorde, londra new york in 3 ore e mezz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43:41.006000000</meta:creation-date>
    <dc:date>2020-01-24T16:11:35.356000000</dc:date>
    <meta:editing-duration>PT4M31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8" meta:word-count="252" meta:character-count="1417" meta:non-whitespace-character-count="1172"/>
  </office:meta>
</office:document-meta>
</file>